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$Sheet1.AH4]" style:apply-style-name="Result" style:base-cell-address="Sheet1.B4"/>
    </style:style>
    <style:style style:name="ce3" style:family="table-cell" style:parent-style-name="Default">
      <style:map style:condition="cell-content()=[$Sheet1.$AH4]" style:apply-style-name="Result" style:base-cell-address="Sheet1.B4"/>
    </style:style>
    <style:style style:name="ce4" style:family="table-cell" style:parent-style-name="Default">
      <style:table-cell-properties fo:border-bottom="none" fo:border-left="none" fo:border-right="0.06pt solid #000000" fo:border-top="none"/>
      <style:map style:condition="cell-content()=[$Sheet1.AH4]" style:apply-style-name="Result" style:base-cell-address="Sheet1.B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37 components</text:p>
          </table:table-cell>
          <table:table-cell table:style-name="Default" table:number-columns-repeated="31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4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ce1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ce1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ce1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ce1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ce1" office:value-type="string" calcext:value-type="string">
            <text:p><text:s/>solution with templates no_same_component (even bigger constants)</text:p>
          </table:table-cell>
          <table:table-cell table:style-name="Default" office:value-type="string" calcext:value-type="string">
            <text:p><text:s/>nof 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.323932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2738" calcext:value-type="float">
            <text:p>0.0827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.901665" calcext:value-type="float">
            <text:p>1.90166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98015" calcext:value-type="float">
            <text:p>0.09801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65243" calcext:value-type="float">
            <text:p>0.06524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625519" calcext:value-type="float">
            <text:p>2.62551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52448" calcext:value-type="float">
            <text:p>0.05244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49521" calcext:value-type="float">
            <text:p>0.04952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123168" calcext:value-type="float">
            <text:p>2.12316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6603" calcext:value-type="float">
            <text:p>0.0866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6789" calcext:value-type="float">
            <text:p>0.08678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125375" calcext:value-type="float">
            <text:p>2.12537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70438" calcext:value-type="float">
            <text:p>0.0704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65049" calcext:value-type="float">
            <text:p>0.06504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436851" calcext:value-type="float">
            <text:p>2.43685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:.AE4])" office:value-type="float" office:value="0.049521" calcext:value-type="float">
            <text:p>0.049521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.18990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38328" calcext:value-type="float">
            <text:p>0.03832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1.856576" calcext:value-type="float">
            <text:p>1.856576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4393" calcext:value-type="float">
            <text:p>0.04393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37926" calcext:value-type="float">
            <text:p>0.03792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381061" calcext:value-type="float">
            <text:p>2.38106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49289" calcext:value-type="float">
            <text:p>0.14928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35362" calcext:value-type="float">
            <text:p>0.13536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084159" calcext:value-type="float">
            <text:p>2.084159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410582" calcext:value-type="float">
            <text:p>0.41058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398508" calcext:value-type="float">
            <text:p>0.39850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082108" calcext:value-type="float">
            <text:p>2.08210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242212" calcext:value-type="float">
            <text:p>0.24221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190209" calcext:value-type="float">
            <text:p>0.19020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303495" calcext:value-type="float">
            <text:p>2.30349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:.AE5])" office:value-type="float" office:value="0.037926" calcext:value-type="float">
            <text:p>0.037926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.0906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0962" calcext:value-type="float">
            <text:p>0.06096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755002" calcext:value-type="float">
            <text:p>0.7550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3349" calcext:value-type="float">
            <text:p>0.06334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56306" calcext:value-type="float">
            <text:p>0.05630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1.395752" calcext:value-type="float">
            <text:p>1.39575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110326" calcext:value-type="float">
            <text:p>0.11032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99761" calcext:value-type="float">
            <text:p>0.09976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52.532806" calcext:value-type="float">
            <text:p>252.532806</text:p>
          </table:table-cell>
          <table:table-cell office:value-type="string" calcext:value-type="string">
            <text:p>Not found</text:p>
          </table:table-cell>
          <table:table-cell office:value-type="float" office:value="0.117291" calcext:value-type="float">
            <text:p>0.11729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111897" calcext:value-type="float">
            <text:p>0.11189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49.182309" calcext:value-type="float">
            <text:p>249.182309</text:p>
          </table:table-cell>
          <table:table-cell office:value-type="string" calcext:value-type="string">
            <text:p>Not found</text:p>
          </table:table-cell>
          <table:table-cell office:value-type="float" office:value="0.088446" calcext:value-type="float">
            <text:p>0.08844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7922" calcext:value-type="float">
            <text:p>0.0792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51.464414" calcext:value-type="float">
            <text:p>251.464414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:.AE6])" office:value-type="float" office:value="0.056306" calcext:value-type="float">
            <text:p>0.05630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.6407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717853" calcext:value-type="float">
            <text:p>0.71785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7.575971" calcext:value-type="float">
            <text:p>7.57597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890224" calcext:value-type="float">
            <text:p>0.89022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98337" calcext:value-type="float">
            <text:p>0.59833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4.983711" calcext:value-type="float">
            <text:p>4.98371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44519" calcext:value-type="float">
            <text:p>0.34451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67201" calcext:value-type="float">
            <text:p>0.16720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66685" calcext:value-type="float">
            <text:p>0.3666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91844" calcext:value-type="float">
            <text:p>0.3918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4018" calcext:value-type="float">
            <text:p>0.340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78917" calcext:value-type="float">
            <text:p>0.57891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33047" calcext:value-type="float">
            <text:p>0.33304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779" calcext:value-type="float">
            <text:p>0.377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83532" calcext:value-type="float">
            <text:p>0.58353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7:.AE7])" office:value-type="float" office:value="0.167201" calcext:value-type="float">
            <text:p>0.167201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3" office:value-type="float" office:value="202.616895" calcext:value-type="float">
            <text:p>202.616895</text:p>
          </table:table-cell>
          <table:table-cell office:value-type="string" calcext:value-type="string">
            <text:p>Not found</text:p>
          </table:table-cell>
          <table:table-cell office:value-type="float" office:value="204.043585" calcext:value-type="float">
            <text:p>204.04358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252.596242" calcext:value-type="float">
            <text:p>252.596242</text:p>
          </table:table-cell>
          <table:table-cell office:value-type="string" calcext:value-type="string">
            <text:p>Not found</text:p>
          </table:table-cell>
          <table:table-cell office:value-type="float" office:value="243.571358" calcext:value-type="float">
            <text:p>243.571358</text:p>
          </table:table-cell>
          <table:table-cell office:value-type="string" calcext:value-type="string">
            <text:p>Not found</text:p>
          </table:table-cell>
          <table:table-cell office:value-type="float" office:value="242.807528" calcext:value-type="float">
            <text:p>242.807528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235.986214" calcext:value-type="float">
            <text:p>235.986214</text:p>
          </table:table-cell>
          <table:table-cell office:value-type="string" calcext:value-type="string">
            <text:p>Not found</text:p>
          </table:table-cell>
          <table:table-cell office:value-type="float" office:value="239.917533" calcext:value-type="float">
            <text:p>239.917533</text:p>
          </table:table-cell>
          <table:table-cell office:value-type="string" calcext:value-type="string">
            <text:p>Not found</text:p>
          </table:table-cell>
          <table:table-cell office:value-type="float" office:value="335.230863" calcext:value-type="float">
            <text:p>335.230863</text:p>
          </table:table-cell>
          <table:table-cell office:value-type="string" calcext:value-type="string">
            <text:p>Not found</text:p>
          </table:table-cell>
          <table:table-cell office:value-type="float" office:value="1124.376633" calcext:value-type="float">
            <text:p>1124.376633</text:p>
          </table:table-cell>
          <table:table-cell office:value-type="string" calcext:value-type="string">
            <text:p>Not found</text:p>
          </table:table-cell>
          <table:table-cell office:value-type="float" office:value="261.447433" calcext:value-type="float">
            <text:p>261.447433</text:p>
          </table:table-cell>
          <table:table-cell office:value-type="string" calcext:value-type="string">
            <text:p>Not found</text:p>
          </table:table-cell>
          <table:table-cell office:value-type="float" office:value="357.673593" calcext:value-type="float">
            <text:p>357.673593</text:p>
          </table:table-cell>
          <table:table-cell office:value-type="string" calcext:value-type="string">
            <text:p>Not found</text:p>
          </table:table-cell>
          <table:table-cell office:value-type="float" office:value="766.525928" calcext:value-type="float">
            <text:p>766.525928</text:p>
          </table:table-cell>
          <table:table-cell office:value-type="string" calcext:value-type="string">
            <text:p>Not found</text:p>
          </table:table-cell>
          <table:table-cell office:value-type="float" office:value="262.778281" calcext:value-type="float">
            <text:p>262.778281</text:p>
          </table:table-cell>
          <table:table-cell office:value-type="string" calcext:value-type="string">
            <text:p>Not found</text:p>
          </table:table-cell>
          <table:table-cell office:value-type="float" office:value="368.298626" calcext:value-type="float">
            <text:p>368.298626</text:p>
          </table:table-cell>
          <table:table-cell office:value-type="string" calcext:value-type="string">
            <text:p>Not found</text:p>
          </table:table-cell>
          <table:table-cell office:value-type="float" office:value="1639.42957" calcext:value-type="float">
            <text:p>1639.42957</text:p>
          </table:table-cell>
          <table:table-cell office:value-type="string" calcext:value-type="string">
            <text:p>Not found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J8];[.D8])" office:value-type="float" office:value="204.043585" calcext:value-type="float">
            <text:p>204.043585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.024734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74567" calcext:value-type="float">
            <text:p>0.07456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.670464" calcext:value-type="float">
            <text:p>1.67046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2667" calcext:value-type="float">
            <text:p>0.02266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8253" calcext:value-type="float">
            <text:p>0.0825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.035583" calcext:value-type="float">
            <text:p>1.03558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05195" calcext:value-type="float">
            <text:p>0.005195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210634" calcext:value-type="float">
            <text:p>0.210634</text:p>
          </table:table-cell>
          <table:table-cell office:value-type="string" calcext:value-type="string">
            <text:p>enumFromTo (b_div _0 _0) _0</text:p>
          </table:table-cell>
          <table:table-cell office:value-type="float" office:value="3.496947" calcext:value-type="float">
            <text:p>3.496947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010187" calcext:value-type="float">
            <text:p>0.01018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27109" calcext:value-type="float">
            <text:p>0.027109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173742" calcext:value-type="float">
            <text:p>0.17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009643" calcext:value-type="float">
            <text:p>0.009643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25636" calcext:value-type="float">
            <text:p>0.025636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493742" calcext:value-type="float">
            <text:p>0.49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9:.AE9])" office:value-type="float" office:value="0.005195" calcext:value-type="float">
            <text:p>0.00519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.003793</text:p>
          </table:table-cell>
          <table:table-cell office:value-type="string" calcext:value-type="string">
            <text:p>prod (enumTo _0)</text:p>
          </table:table-cell>
          <table:table-cell office:value-type="float" office:value="0.004313" calcext:value-type="float">
            <text:p>0.004313</text:p>
          </table:table-cell>
          <table:table-cell office:value-type="string" calcext:value-type="string">
            <text:p>prod (enumTo _0)</text:p>
          </table:table-cell>
          <table:table-cell office:value-type="float" office:value="209.970833" calcext:value-type="float">
            <text:p>209.970833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0.003909" calcext:value-type="float">
            <text:p>0.003909</text:p>
          </table:table-cell>
          <table:table-cell office:value-type="string" calcext:value-type="string">
            <text:p>prod (enumTo _0)</text:p>
          </table:table-cell>
          <table:table-cell office:value-type="float" office:value="0.004344" calcext:value-type="float">
            <text:p>0.004344</text:p>
          </table:table-cell>
          <table:table-cell office:value-type="string" calcext:value-type="string">
            <text:p>prod (enumTo _0)</text:p>
          </table:table-cell>
          <table:table-cell office:value-type="float" office:value="168.065262" calcext:value-type="float">
            <text:p>168.065262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0.049446" calcext:value-type="float">
            <text:p>0.049446</text:p>
          </table:table-cell>
          <table:table-cell office:value-type="string" calcext:value-type="string">
            <text:p>prod (enumTo _0)</text:p>
          </table:table-cell>
          <table:table-cell office:value-type="float" office:value="0.019345" calcext:value-type="float">
            <text:p>0.019345</text:p>
          </table:table-cell>
          <table:table-cell office:value-type="string" calcext:value-type="string">
            <text:p>prod (enumTo _0)</text:p>
          </table:table-cell>
          <table:table-cell office:value-type="float" office:value="0.001706" calcext:value-type="float">
            <text:p>0.001706</text:p>
          </table:table-cell>
          <table:table-cell office:value-type="string" calcext:value-type="string">
            <text:p>prod (enumTo _0)</text:p>
          </table:table-cell>
          <table:table-cell office:value-type="float" office:value="0.006176" calcext:value-type="float">
            <text:p>0.006176</text:p>
          </table:table-cell>
          <table:table-cell office:value-type="string" calcext:value-type="string">
            <text:p>prod (enumTo _0)</text:p>
          </table:table-cell>
          <table:table-cell office:value-type="float" office:value="0.006544" calcext:value-type="float">
            <text:p>0.006544</text:p>
          </table:table-cell>
          <table:table-cell office:value-type="string" calcext:value-type="string">
            <text:p>prod (enumTo _0)</text:p>
          </table:table-cell>
          <table:table-cell office:value-type="float" office:value="0.008854" calcext:value-type="float">
            <text:p>0.008854</text:p>
          </table:table-cell>
          <table:table-cell office:value-type="string" calcext:value-type="string">
            <text:p>prod (enumTo _0)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prod (enumTo _0)</text:p>
          </table:table-cell>
          <table:table-cell office:value-type="float" office:value="0.00877" calcext:value-type="float">
            <text:p>0.00877</text:p>
          </table:table-cell>
          <table:table-cell office:value-type="string" calcext:value-type="string">
            <text:p>prod (enumTo _0)</text:p>
          </table:table-cell>
          <table:table-cell office:value-type="float" office:value="0.010803" calcext:value-type="float">
            <text:p>0.010803</text:p>
          </table:table-cell>
          <table:table-cell office:value-type="string" calcext:value-type="string">
            <text:p>prod (enumTo _0)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:.AE10])" office:value-type="float" office:value="0.001706" calcext:value-type="float">
            <text:p>0.00170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.00130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45" calcext:value-type="float">
            <text:p>0.00124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472" calcext:value-type="float">
            <text:p>0.00147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3" calcext:value-type="float">
            <text:p>0.0012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15128" calcext:value-type="float">
            <text:p>0.01512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737" calcext:value-type="float">
            <text:p>0.00173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8652" calcext:value-type="float">
            <text:p>0.00865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3995" calcext:value-type="float">
            <text:p>0.0039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5051" calcext:value-type="float">
            <text:p>0.00505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12294" calcext:value-type="float">
            <text:p>0.01229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7483" calcext:value-type="float">
            <text:p>0.00748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2355" calcext:value-type="float">
            <text:p>0.0023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892" calcext:value-type="float">
            <text:p>0.001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:.AE11])" office:value-type="float" office:value="0.00123" calcext:value-type="float">
            <text:p>0.00123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.00249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4.933901" calcext:value-type="float">
            <text:p>4.93390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6.400734" calcext:value-type="float">
            <text:p>16.40073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74.947134" calcext:value-type="float">
            <text:p>74.94713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28.436183" calcext:value-type="float">
            <text:p>28.4361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5.363144" calcext:value-type="float">
            <text:p>15.36314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91.023725" calcext:value-type="float">
            <text:p>191.02372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23.171883" calcext:value-type="float">
            <text:p>123.1718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6.090063" calcext:value-type="float">
            <text:p>6.09006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52.686605" calcext:value-type="float">
            <text:p>252.686605</text:p>
          </table:table-cell>
          <table:table-cell office:value-type="string" calcext:value-type="string">
            <text:p>Not found</text:p>
          </table:table-cell>
          <table:table-cell office:value-type="float" office:value="143.950921" calcext:value-type="float">
            <text:p>143.95092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6.615766" calcext:value-type="float">
            <text:p>6.61576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43.560408" calcext:value-type="float">
            <text:p>343.560408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48.745872" calcext:value-type="float">
            <text:p>148.745872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6.23289" calcext:value-type="float">
            <text:p>6.232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2:.AE12])" office:value-type="float" office:value="4.933901" calcext:value-type="float">
            <text:p>4.933901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.41881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83222" calcext:value-type="float">
            <text:p>0.283222</text:p>
          </table:table-cell>
          <table:table-cell office:value-type="string" calcext:value-type="string">
            <text:p>map Int Int (b_add _0) _1</text:p>
          </table:table-cell>
          <table:table-cell office:value-type="float" office:value="2.934753" calcext:value-type="float">
            <text:p>2.93475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6598" calcext:value-type="float">
            <text:p>0.2659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51108" calcext:value-type="float">
            <text:p>0.251108</text:p>
          </table:table-cell>
          <table:table-cell office:value-type="string" calcext:value-type="string">
            <text:p>map Int Int (b_add _0) _1</text:p>
          </table:table-cell>
          <table:table-cell office:value-type="float" office:value="1.935279" calcext:value-type="float">
            <text:p>1.93527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404031" calcext:value-type="float">
            <text:p>0.404031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17709" calcext:value-type="float">
            <text:p>0.717709</text:p>
          </table:table-cell>
          <table:table-cell office:value-type="string" calcext:value-type="string">
            <text:p>map Int Int (b_add _0) _1</text:p>
          </table:table-cell>
          <table:table-cell office:value-type="float" office:value="2.293359" calcext:value-type="float">
            <text:p>2.29335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39677" calcext:value-type="float">
            <text:p>0.73967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56527" calcext:value-type="float">
            <text:p>0.756527</text:p>
          </table:table-cell>
          <table:table-cell office:value-type="string" calcext:value-type="string">
            <text:p>map Int Int (b_add _0) _1</text:p>
          </table:table-cell>
          <table:table-cell office:value-type="float" office:value="2.716289" calcext:value-type="float">
            <text:p>2.71628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564783" calcext:value-type="float">
            <text:p>0.56478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698488" calcext:value-type="float">
            <text:p>0.698488</text:p>
          </table:table-cell>
          <table:table-cell office:value-type="string" calcext:value-type="string">
            <text:p>map Int Int (b_add _0) _1</text:p>
          </table:table-cell>
          <table:table-cell office:value-type="float" office:value="2.763122" calcext:value-type="float">
            <text:p>2.763122</text:p>
          </table:table-cell>
          <table:table-cell office:value-type="string" calcext:value-type="string">
            <text:p>map Int Int (b_add _0) _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3:.AE13])" office:value-type="float" office:value="0.251108" calcext:value-type="float">
            <text:p>0.251108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.89897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4.118063" calcext:value-type="float">
            <text:p>14.118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50.442258" calcext:value-type="float">
            <text:p>250.442258</text:p>
          </table:table-cell>
          <table:table-cell office:value-type="string" calcext:value-type="string">
            <text:p>Not found</text:p>
          </table:table-cell>
          <table:table-cell office:value-type="float" office:value="20.445935" calcext:value-type="float">
            <text:p>20.44593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3.115011" calcext:value-type="float">
            <text:p>13.115011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36.168972" calcext:value-type="float">
            <text:p>236.168972</text:p>
          </table:table-cell>
          <table:table-cell office:value-type="string" calcext:value-type="string">
            <text:p>Not found</text:p>
          </table:table-cell>
          <table:table-cell office:value-type="float" office:value="60.409254" calcext:value-type="float">
            <text:p>60.409254</text:p>
          </table:table-cell>
          <table:table-cell office:value-type="string" calcext:value-type="string">
            <text:p>map Int Int (b_mul (b_succ (prod (nil Int)))) _0</text:p>
          </table:table-cell>
          <table:table-cell office:value-type="float" office:value="53.51327" calcext:value-type="float">
            <text:p>53.51327</text:p>
          </table:table-cell>
          <table:table-cell office:value-type="string" calcext:value-type="string">
            <text:p>map Int Int (b_mul (b_succ (head Int _0))) _0</text:p>
          </table:table-cell>
          <table:table-cell office:value-type="float" office:value="257.764989" calcext:value-type="float">
            <text:p>257.764989</text:p>
          </table:table-cell>
          <table:table-cell office:value-type="string" calcext:value-type="string">
            <text:p>Not found</text:p>
          </table:table-cell>
          <table:table-cell office:value-type="float" office:value="29.798733" calcext:value-type="float">
            <text:p>29.79873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3.681003" calcext:value-type="float">
            <text:p>23.68100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56.995123" calcext:value-type="float">
            <text:p>256.995123</text:p>
          </table:table-cell>
          <table:table-cell office:value-type="string" calcext:value-type="string">
            <text:p>Not found</text:p>
          </table:table-cell>
          <table:table-cell office:value-type="float" office:value="24.207814" calcext:value-type="float">
            <text:p>24.20781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7.595312" calcext:value-type="float">
            <text:p>17.59531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61.962665" calcext:value-type="float">
            <text:p>261.962665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:.AE14])" office:value-type="float" office:value="13.115011" calcext:value-type="float">
            <text:p>13.115011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.7745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315456" calcext:value-type="float">
            <text:p>0.315456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226.298963" calcext:value-type="float">
            <text:p>226.298963</text:p>
          </table:table-cell>
          <table:table-cell office:value-type="string" calcext:value-type="string">
            <text:p>Not found</text:p>
          </table:table-cell>
          <table:table-cell office:value-type="float" office:value="0.499187" calcext:value-type="float">
            <text:p>0.49918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240157" calcext:value-type="float">
            <text:p>0.24015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213.99367" calcext:value-type="float">
            <text:p>213.99367</text:p>
          </table:table-cell>
          <table:table-cell office:value-type="string" calcext:value-type="string">
            <text:p>Not found</text:p>
          </table:table-cell>
          <table:table-cell office:value-type="float" office:value="0.318135" calcext:value-type="float">
            <text:p>0.31813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244094" calcext:value-type="float">
            <text:p>0.244094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27.26161" calcext:value-type="float">
            <text:p>227.26161</text:p>
          </table:table-cell>
          <table:table-cell office:value-type="string" calcext:value-type="string">
            <text:p>Not found</text:p>
          </table:table-cell>
          <table:table-cell office:value-type="float" office:value="0.863721" calcext:value-type="float">
            <text:p>0.86372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78701" calcext:value-type="float">
            <text:p>0.787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.873661" calcext:value-type="float">
            <text:p>1.8736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869837" calcext:value-type="float">
            <text:p>0.86983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610771" calcext:value-type="float">
            <text:p>0.61077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.905061" calcext:value-type="float">
            <text:p>1.9050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:.AE15])" office:value-type="float" office:value="0.240157" calcext:value-type="float">
            <text:p>0.240157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.063914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6.953049" calcext:value-type="float">
            <text:p>26.95304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8.074737" calcext:value-type="float">
            <text:p>38.074737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28.657245" calcext:value-type="float">
            <text:p>28.65724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2.669878" calcext:value-type="float">
            <text:p>22.669878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4.758818" calcext:value-type="float">
            <text:p>34.75881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04.357017" calcext:value-type="float">
            <text:p>104.357017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93.553132" calcext:value-type="float">
            <text:p>93.55313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33.929462" calcext:value-type="float">
            <text:p>233.929462</text:p>
          </table:table-cell>
          <table:table-cell office:value-type="string" calcext:value-type="string">
            <text:p>Not found</text:p>
          </table:table-cell>
          <table:table-cell office:value-type="float" office:value="73.82165" calcext:value-type="float">
            <text:p>73.8216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67.624079" calcext:value-type="float">
            <text:p>67.62407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24.70133" calcext:value-type="float">
            <text:p>224.70133</text:p>
          </table:table-cell>
          <table:table-cell office:value-type="string" calcext:value-type="string">
            <text:p>Not found</text:p>
          </table:table-cell>
          <table:table-cell office:value-type="float" office:value="56.558992" calcext:value-type="float">
            <text:p>56.55899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50.650878" calcext:value-type="float">
            <text:p>50.65087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3.073381" calcext:value-type="float">
            <text:p>13.073381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:.AE16])" office:value-type="float" office:value="13.073381" calcext:value-type="float">
            <text:p>13.073381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.18151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68386" calcext:value-type="float">
            <text:p>0.06838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13.353665" calcext:value-type="float">
            <text:p>13.35366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077474" calcext:value-type="float">
            <text:p>0.077474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64425" calcext:value-type="float">
            <text:p>0.064425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1.954169" calcext:value-type="float">
            <text:p>1.9541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056701" calcext:value-type="float">
            <text:p>0.056701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84599" calcext:value-type="float">
            <text:p>0.084599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691832" calcext:value-type="float">
            <text:p>0.69183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13852" calcext:value-type="float">
            <text:p>0.21385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201032" calcext:value-type="float">
            <text:p>0.20103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.037695" calcext:value-type="float">
            <text:p>3.0376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32988" calcext:value-type="float">
            <text:p>0.132988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140706" calcext:value-type="float">
            <text:p>0.14070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702249" calcext:value-type="float">
            <text:p>0.70224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7:.AE17])" office:value-type="float" office:value="0.056701" calcext:value-type="float">
            <text:p>0.056701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.78974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706947" calcext:value-type="float">
            <text:p>0.70694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201.811945" calcext:value-type="float">
            <text:p>201.8119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.324992" calcext:value-type="float">
            <text:p>1.32499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592188" calcext:value-type="float">
            <text:p>0.592188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72.079892" calcext:value-type="float">
            <text:p>72.07989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78044" calcext:value-type="float">
            <text:p>0.78044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487149" calcext:value-type="float">
            <text:p>0.487149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.442365" calcext:value-type="float">
            <text:p>11.44236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.408491" calcext:value-type="float">
            <text:p>2.408491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.886075" calcext:value-type="float">
            <text:p>1.88607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250.690651" calcext:value-type="float">
            <text:p>250.690651</text:p>
          </table:table-cell>
          <table:table-cell office:value-type="string" calcext:value-type="string">
            <text:p>Not found</text:p>
          </table:table-cell>
          <table:table-cell office:value-type="float" office:value="1.186557" calcext:value-type="float">
            <text:p>1.18655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996835" calcext:value-type="float">
            <text:p>0.99683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84.201503" calcext:value-type="float">
            <text:p>184.20150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:.AE18])" office:value-type="float" office:value="0.487149" calcext:value-type="float">
            <text:p>0.487149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.34615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91653" calcext:value-type="float">
            <text:p>0.09165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2.894118" calcext:value-type="float">
            <text:p>2.894118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107373" calcext:value-type="float">
            <text:p>0.10737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08463" calcext:value-type="float">
            <text:p>0.0846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1.897882" calcext:value-type="float">
            <text:p>1.897882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066278" calcext:value-type="float">
            <text:p>0.06627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6589" calcext:value-type="float">
            <text:p>0.06658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52702" calcext:value-type="float">
            <text:p>0.5270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93984" calcext:value-type="float">
            <text:p>0.19398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873" calcext:value-type="float">
            <text:p>0.187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2.733222" calcext:value-type="float">
            <text:p>2.73322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23792" calcext:value-type="float">
            <text:p>0.12379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38154" calcext:value-type="float">
            <text:p>0.13815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701427" calcext:value-type="float">
            <text:p>0.701427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:.AE19])" office:value-type="float" office:value="0.066278" calcext:value-type="float">
            <text:p>0.066278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.43711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709445" calcext:value-type="float">
            <text:p>1.70944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2.567221" calcext:value-type="float">
            <text:p>42.5672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.039891" calcext:value-type="float">
            <text:p>5.03989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985767" calcext:value-type="float">
            <text:p>0.985767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3.587046" calcext:value-type="float">
            <text:p>33.58704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5.795084" calcext:value-type="float">
            <text:p>15.79508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8.110642" calcext:value-type="float">
            <text:p>8.1106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05.775693" calcext:value-type="float">
            <text:p>105.77569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6.868448" calcext:value-type="float">
            <text:p>96.86844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5.124038" calcext:value-type="float">
            <text:p>45.124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65.484255" calcext:value-type="float">
            <text:p>165.48425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6.468038" calcext:value-type="float">
            <text:p>36.468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7.43179" calcext:value-type="float">
            <text:p>17.4317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59.528076" calcext:value-type="float">
            <text:p>159.52807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0:.AE20])" office:value-type="float" office:value="0.985767" calcext:value-type="float">
            <text:p>0.985767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.700734</text:p>
          </table:table-cell>
          <table:table-cell office:value-type="string" calcext:value-type="string">
            <text:p>Not found</text:p>
          </table:table-cell>
          <table:table-cell office:value-type="float" office:value="31.91194" calcext:value-type="float">
            <text:p>31.91194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49.216784" calcext:value-type="float">
            <text:p>249.216784</text:p>
          </table:table-cell>
          <table:table-cell office:value-type="string" calcext:value-type="string">
            <text:p>Not found</text:p>
          </table:table-cell>
          <table:table-cell office:value-type="float" office:value="82.817662" calcext:value-type="float">
            <text:p>82.81766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5.230707" calcext:value-type="float">
            <text:p>15.2307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39.321587" calcext:value-type="float">
            <text:p>239.321587</text:p>
          </table:table-cell>
          <table:table-cell office:value-type="string" calcext:value-type="string">
            <text:p>Not found</text:p>
          </table:table-cell>
          <table:table-cell office:value-type="float" office:value="45.775445" calcext:value-type="float">
            <text:p>45.775445</text:p>
          </table:table-cell>
          <table:table-cell office:value-type="string" calcext:value-type="string">
            <text:p>concat &amp;0 (map &amp;0 (List &amp;0) (replicate &amp;0 (b_succ (prod (nil Int)))) _0)</text:p>
          </table:table-cell>
          <table:table-cell office:value-type="float" office:value="19.682963" calcext:value-type="float">
            <text:p>19.68296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61.302859" calcext:value-type="float">
            <text:p>261.302859</text:p>
          </table:table-cell>
          <table:table-cell office:value-type="string" calcext:value-type="string">
            <text:p>Not found</text:p>
          </table:table-cell>
          <table:table-cell office:value-type="float" office:value="69.760297" calcext:value-type="float">
            <text:p>69.76029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32.75368" calcext:value-type="float">
            <text:p>32.7536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50.629963" calcext:value-type="float">
            <text:p>250.629963</text:p>
          </table:table-cell>
          <table:table-cell office:value-type="string" calcext:value-type="string">
            <text:p>Not found</text:p>
          </table:table-cell>
          <table:table-cell office:value-type="float" office:value="34.763813" calcext:value-type="float">
            <text:p>34.7638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4.588991" calcext:value-type="float">
            <text:p>24.58899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51.105725" calcext:value-type="float">
            <text:p>251.105725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:.AE21])" office:value-type="float" office:value="15.230707" calcext:value-type="float">
            <text:p>15.23070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.686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343281" calcext:value-type="float">
            <text:p>0.34328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1.905027" calcext:value-type="float">
            <text:p>1.90502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36598" calcext:value-type="float">
            <text:p>0.3659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318571" calcext:value-type="float">
            <text:p>0.3185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2.113417" calcext:value-type="float">
            <text:p>2.11341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265767" calcext:value-type="float">
            <text:p>0.26576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246935" calcext:value-type="float">
            <text:p>0.2469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98973" calcext:value-type="float">
            <text:p>0.79897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948557" calcext:value-type="float">
            <text:p>0.9485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24563" calcext:value-type="float">
            <text:p>0.72456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60.102119" calcext:value-type="float">
            <text:p>60.102119</text:p>
          </table:table-cell>
          <table:table-cell office:value-type="string" calcext:value-type="string">
            <text:p>foldr Int Int (b_foldNat Int b_succ) b_zero _0</text:p>
          </table:table-cell>
          <table:table-cell office:value-type="float" office:value="0.762694" calcext:value-type="float">
            <text:p>0.762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584765" calcext:value-type="float">
            <text:p>0.58476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30.197175" calcext:value-type="float">
            <text:p>30.197175</text:p>
          </table:table-cell>
          <table:table-cell office:value-type="string" calcext:value-type="string">
            <text:p>foldl Int Int (b_foldNat Int b_succ)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:.AE22])" office:value-type="float" office:value="0.246935" calcext:value-type="float">
            <text:p>0.246935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2])" office:value-type="float" office:value="31.1154018947368" calcext:value-type="float">
            <text:p>31.1154018947</text:p>
          </table:table-cell>
          <table:table-cell table:style-name="Default"/>
          <table:table-cell table:style-name="Default" table:formula="of:=AVERAGE([.D4:.D22])" office:value-type="float" office:value="15.0767966842105" calcext:value-type="float">
            <text:p>15.0767966842</text:p>
          </table:table-cell>
          <table:table-cell table:style-name="Default"/>
          <table:table-cell table:style-name="Default" table:formula="of:=AVERAGE([.F4:.F22])" office:value-type="float" office:value="80.1172738421053" calcext:value-type="float">
            <text:p>80.1172738421</text:p>
          </table:table-cell>
          <table:table-cell table:style-name="ce1"/>
          <table:table-cell table:style-name="Default" table:formula="of:=AVERAGE([.H4:.H22])" office:value-type="float" office:value="24.1707360526316" calcext:value-type="float">
            <text:p>24.1707360526</text:p>
          </table:table-cell>
          <table:table-cell table:style-name="Default"/>
          <table:table-cell table:style-name="Default" table:formula="of:=AVERAGE([.J4:.J22])" office:value-type="float" office:value="17.139069" calcext:value-type="float">
            <text:p>17.139069</text:p>
          </table:table-cell>
          <table:table-cell table:style-name="Default"/>
          <table:table-cell table:style-name="Default" table:formula="of:=AVERAGE([.L4:.L22])" office:value-type="float" office:value="66.8235898947368" calcext:value-type="float">
            <text:p>66.8235898947</text:p>
          </table:table-cell>
          <table:table-cell table:style-name="ce1"/>
          <table:table-cell table:style-name="Default" table:formula="of:=AVERAGE([.N4:.N22])" office:value-type="float" office:value="34.7313558421053" calcext:value-type="float">
            <text:p>34.7313558421</text:p>
          </table:table-cell>
          <table:table-cell table:style-name="Default"/>
          <table:table-cell table:style-name="Default" table:formula="of:=AVERAGE([.P4:.P22])" office:value-type="float" office:value="33.4628099473684" calcext:value-type="float">
            <text:p>33.4628099474</text:p>
          </table:table-cell>
          <table:table-cell table:style-name="Default"/>
          <table:table-cell table:style-name="Default" table:formula="of:=AVERAGE([.R4:.R22])" office:value-type="float" office:value="131.203630578947" calcext:value-type="float">
            <text:p>131.2036305789</text:p>
          </table:table-cell>
          <table:table-cell table:style-name="ce1"/>
          <table:table-cell table:style-name="Default" table:formula="of:=AVERAGE([.T4:.T22])" office:value-type="float" office:value="41.6199013684211" calcext:value-type="float">
            <text:p>41.6199013684</text:p>
          </table:table-cell>
          <table:table-cell table:style-name="Default"/>
          <table:table-cell table:style-name="Default" table:formula="of:=AVERAGE([.V4:.V22])" office:value-type="float" office:value="35.5960999473684" calcext:value-type="float">
            <text:p>35.5960999474</text:p>
          </table:table-cell>
          <table:table-cell table:style-name="Default"/>
          <table:table-cell table:style-name="Default" table:formula="of:=AVERAGE([.X4:.X22])" office:value-type="float" office:value="118.224715842105" calcext:value-type="float">
            <text:p>118.2247158421</text:p>
          </table:table-cell>
          <table:table-cell table:style-name="ce1"/>
          <table:table-cell table:style-name="Default" table:formula="of:=AVERAGE([.Z4:.Z22])" office:value-type="float" office:value="40.1445271578947" calcext:value-type="float">
            <text:p>40.1445271579</text:p>
          </table:table-cell>
          <table:table-cell table:style-name="Default"/>
          <table:table-cell table:style-name="Default" table:formula="of:=AVERAGE([.AB4:.AB22])" office:value-type="float" office:value="33.2226487894737" calcext:value-type="float">
            <text:p>33.2226487895</text:p>
          </table:table-cell>
          <table:table-cell table:style-name="Default"/>
          <table:table-cell table:style-name="Default" table:formula="of:=AVERAGE([.AD4:.AD22])" office:value-type="float" office:value="147.847240684211" calcext:value-type="float">
            <text:p>147.8472406842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17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7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7];[.B9:.B20];[.B22])" office:value-type="float" office:value="12.9926474705882" calcext:value-type="float">
            <text:p>12.9926474706</text:p>
          </table:table-cell>
          <table:table-cell table:style-name="Default"/>
          <table:table-cell table:style-name="Default" table:formula="of:=AVERAGE([.D4:.D22])" office:value-type="float" office:value="15.0767966842105" calcext:value-type="float">
            <text:p>15.0767966842</text:p>
          </table:table-cell>
          <table:table-cell table:style-name="Default"/>
          <table:table-cell table:style-name="Default" table:formula="of:=AVERAGE([.F4:.F7];[.F9:.F13];[.F16:.F20];[.F22])" office:value-type="float" office:value="36.2449304" calcext:value-type="float">
            <text:p>36.2449304</text:p>
          </table:table-cell>
          <table:table-cell table:style-name="ce1"/>
          <table:table-cell table:style-name="Default" table:formula="of:=AVERAGE([.H4:.H7];[.H9:.H22])" office:value-type="float" office:value="11.9818126111111" calcext:value-type="float">
            <text:p>11.9818126111</text:p>
          </table:table-cell>
          <table:table-cell table:style-name="Default"/>
          <table:table-cell table:style-name="Default" table:formula="of:=AVERAGE([.J4:.J22])" office:value-type="float" office:value="17.139069" calcext:value-type="float">
            <text:p>17.139069</text:p>
          </table:table-cell>
          <table:table-cell table:style-name="Default"/>
          <table:table-cell table:style-name="Default" table:formula="of:=AVERAGE([.L4:.L7];[.L9:.L13];[.L16:.L20];[.L22])" office:value-type="float" office:value="22.9451843333333" calcext:value-type="float">
            <text:p>22.9451843333</text:p>
          </table:table-cell>
          <table:table-cell table:style-name="ce1"/>
          <table:table-cell table:style-name="Default" table:formula="of:=AVERAGE([.N4:.N7];[.N9:.N22])" office:value-type="float" office:value="23.3321237777778" calcext:value-type="float">
            <text:p>23.3321237778</text:p>
          </table:table-cell>
          <table:table-cell table:style-name="Default"/>
          <table:table-cell table:style-name="Default" table:formula="of:=AVERAGE([.P4:.P7];[.P9:.P22])" office:value-type="float" office:value="16.6979181111111" calcext:value-type="float">
            <text:p>16.6979181111</text:p>
          </table:table-cell>
          <table:table-cell table:style-name="Default"/>
          <table:table-cell table:style-name="Default" table:formula="of:=AVERAGE([.R4:.R5];[.R7];[.R9:.R13];[.R17:.R20];[.R22])" office:value-type="float" office:value="10.4385093846154" calcext:value-type="float">
            <text:p>10.4385093846</text:p>
          </table:table-cell>
          <table:table-cell table:style-name="ce1"/>
          <table:table-cell table:style-name="Default" table:formula="of:=AVERAGE([.T4:.T7];[.T9:.T11];[.T13:.T22])" office:value-type="float" office:value="16.2731816470588" calcext:value-type="float">
            <text:p>16.2731816471</text:p>
          </table:table-cell>
          <table:table-cell table:style-name="Default"/>
          <table:table-cell table:style-name="Default" table:formula="of:=AVERAGE([.V4:.V7];[.V9:.V22])" office:value-type="float" office:value="17.7029058888889" calcext:value-type="float">
            <text:p>17.7029058889</text:p>
          </table:table-cell>
          <table:table-cell table:style-name="Default"/>
          <table:table-cell table:style-name="Default" table:formula="of:=AVERAGE([.X4:.X5];[.X7];[.X9:.X13];[.X15];[.X17];[.X19:.X20];[.X22])" office:value-type="float" office:value="19.041869" calcext:value-type="float">
            <text:p>19.041869</text:p>
          </table:table-cell>
          <table:table-cell table:style-name="ce1"/>
          <table:table-cell table:style-name="Default" table:formula="of:=AVERAGE([.Z4:.Z7];[.Z9:.Z22])" office:value-type="float" office:value="27.7759852777778" calcext:value-type="float">
            <text:p>27.7759852778</text:p>
          </table:table-cell>
          <table:table-cell table:style-name="Default"/>
          <table:table-cell table:style-name="Default" table:formula="of:=AVERAGE([.AB4:.AB7];[.AB9:.AB22])" office:value-type="float" office:value="14.6073167222222" calcext:value-type="float">
            <text:p>14.6073167222</text:p>
          </table:table-cell>
          <table:table-cell table:style-name="Default"/>
          <table:table-cell table:style-name="Default" table:formula="of:=AVERAGE([.AD4:.AD5];[.AD7];[.AD9:.AD13];[.AD15:.AD20];[.AD22])" office:value-type="float" office:value="27.0090132666667" calcext:value-type="float">
            <text:p>27.0090132667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2])" office:value-type="float" office:value="0.774533" calcext:value-type="float">
            <text:p>0.774533</text:p>
          </table:table-cell>
          <table:table-cell table:style-name="Default"/>
          <table:table-cell table:style-name="Default" table:formula="of:=MEDIAN([.D4:.D22])" office:value-type="float" office:value="0.315456" calcext:value-type="float">
            <text:p>0.315456</text:p>
          </table:table-cell>
          <table:table-cell table:style-name="Default"/>
          <table:table-cell table:style-name="Default" table:formula="of:=MEDIAN([.F4:.F22])" office:value-type="float" office:value="13.353665" calcext:value-type="float">
            <text:p>13.353665</text:p>
          </table:table-cell>
          <table:table-cell table:style-name="ce1"/>
          <table:table-cell table:style-name="Default" table:formula="of:=MEDIAN([.H4:.H22])" office:value-type="float" office:value="0.36598" calcext:value-type="float">
            <text:p>0.36598</text:p>
          </table:table-cell>
          <table:table-cell table:style-name="Default"/>
          <table:table-cell table:style-name="Default" table:formula="of:=MEDIAN([.J4:.J22])" office:value-type="float" office:value="0.251108" calcext:value-type="float">
            <text:p>0.251108</text:p>
          </table:table-cell>
          <table:table-cell table:style-name="Default"/>
          <table:table-cell table:style-name="Default" table:formula="of:=MEDIAN([.L4:.L22])" office:value-type="float" office:value="4.983711" calcext:value-type="float">
            <text:p>4.983711</text:p>
          </table:table-cell>
          <table:table-cell table:style-name="ce1"/>
          <table:table-cell table:style-name="Default" table:formula="of:=MEDIAN([.N4:.N22])" office:value-type="float" office:value="0.318135" calcext:value-type="float">
            <text:p>0.318135</text:p>
          </table:table-cell>
          <table:table-cell table:style-name="Default"/>
          <table:table-cell table:style-name="Default" table:formula="of:=MEDIAN([.P4:.P22])" office:value-type="float" office:value="0.244094" calcext:value-type="float">
            <text:p>0.244094</text:p>
          </table:table-cell>
          <table:table-cell table:style-name="Default"/>
          <table:table-cell table:style-name="Default" table:formula="of:=MEDIAN([.R4:.R22])" office:value-type="float" office:value="3.496947" calcext:value-type="float">
            <text:p>3.496947</text:p>
          </table:table-cell>
          <table:table-cell table:style-name="ce1"/>
          <table:table-cell table:style-name="Default" table:formula="of:=MEDIAN([.T4:.T22])" office:value-type="float" office:value="0.739677" calcext:value-type="float">
            <text:p>0.739677</text:p>
          </table:table-cell>
          <table:table-cell table:style-name="Default"/>
          <table:table-cell table:style-name="Default" table:formula="of:=MEDIAN([.V4:.V22])" office:value-type="float" office:value="0.724563" calcext:value-type="float">
            <text:p>0.724563</text:p>
          </table:table-cell>
          <table:table-cell table:style-name="Default"/>
          <table:table-cell table:style-name="Default" table:formula="of:=MEDIAN([.X4:.X22])" office:value-type="float" office:value="3.037695" calcext:value-type="float">
            <text:p>3.037695</text:p>
          </table:table-cell>
          <table:table-cell table:style-name="ce1"/>
          <table:table-cell table:style-name="Default" table:formula="of:=MEDIAN([.Z4:.Z22])" office:value-type="float" office:value="0.564783" calcext:value-type="float">
            <text:p>0.564783</text:p>
          </table:table-cell>
          <table:table-cell table:style-name="Default"/>
          <table:table-cell table:style-name="Default" table:formula="of:=MEDIAN([.AB4:.AB22])" office:value-type="float" office:value="0.584765" calcext:value-type="float">
            <text:p>0.584765</text:p>
          </table:table-cell>
          <table:table-cell table:style-name="Default"/>
          <table:table-cell table:style-name="Default" table:formula="of:=MEDIAN([.AD4:.AD22])" office:value-type="float" office:value="2.763122" calcext:value-type="float">
            <text:p>2.763122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2])" office:value-type="float" office:value="0.001303" calcext:value-type="float">
            <text:p>0.001303</text:p>
          </table:table-cell>
          <table:table-cell table:style-name="Default"/>
          <table:table-cell table:style-name="Default" table:formula="of:=MIN([.D4:.D22])" office:value-type="float" office:value="0.001448" calcext:value-type="float">
            <text:p>0.001448</text:p>
          </table:table-cell>
          <table:table-cell table:style-name="Default"/>
          <table:table-cell table:style-name="Default" table:formula="of:=MIN([.F4:.F22])" office:value-type="float" office:value="0.001245" calcext:value-type="float">
            <text:p>0.001245</text:p>
          </table:table-cell>
          <table:table-cell table:style-name="ce1"/>
          <table:table-cell table:style-name="Default" table:formula="of:=MIN([.H4:.H22])" office:value-type="float" office:value="0.00168" calcext:value-type="float">
            <text:p>0.00168</text:p>
          </table:table-cell>
          <table:table-cell table:style-name="Default"/>
          <table:table-cell table:style-name="Default" table:formula="of:=MIN([.J4:.J22])" office:value-type="float" office:value="0.001472" calcext:value-type="float">
            <text:p>0.001472</text:p>
          </table:table-cell>
          <table:table-cell table:style-name="Default"/>
          <table:table-cell table:style-name="Default" table:formula="of:=MIN([.L4:.L22])" office:value-type="float" office:value="0.00123" calcext:value-type="float">
            <text:p>0.00123</text:p>
          </table:table-cell>
          <table:table-cell table:style-name="ce1"/>
          <table:table-cell table:style-name="Default" table:formula="of:=MIN([.N4:.N22])" office:value-type="float" office:value="0.005195" calcext:value-type="float">
            <text:p>0.005195</text:p>
          </table:table-cell>
          <table:table-cell table:style-name="Default"/>
          <table:table-cell table:style-name="Default" table:formula="of:=MIN([.P4:.P22])" office:value-type="float" office:value="0.001737" calcext:value-type="float">
            <text:p>0.001737</text:p>
          </table:table-cell>
          <table:table-cell table:style-name="Default"/>
          <table:table-cell table:style-name="Default" table:formula="of:=MIN([.R4:.R22])" office:value-type="float" office:value="0.001706" calcext:value-type="float">
            <text:p>0.001706</text:p>
          </table:table-cell>
          <table:table-cell table:style-name="ce1"/>
          <table:table-cell table:style-name="Default" table:formula="of:=MIN([.T4:.T22])" office:value-type="float" office:value="0.003995" calcext:value-type="float">
            <text:p>0.003995</text:p>
          </table:table-cell>
          <table:table-cell table:style-name="Default"/>
          <table:table-cell table:style-name="Default" table:formula="of:=MIN([.V4:.V22])" office:value-type="float" office:value="0.005051" calcext:value-type="float">
            <text:p>0.005051</text:p>
          </table:table-cell>
          <table:table-cell table:style-name="Default"/>
          <table:table-cell table:style-name="Default" table:formula="of:=MIN([.X4:.X22])" office:value-type="float" office:value="0.008854" calcext:value-type="float">
            <text:p>0.008854</text:p>
          </table:table-cell>
          <table:table-cell table:style-name="ce1"/>
          <table:table-cell table:style-name="Default" table:formula="of:=MIN([.Z4:.Z22])" office:value-type="float" office:value="0.007483" calcext:value-type="float">
            <text:p>0.007483</text:p>
          </table:table-cell>
          <table:table-cell table:style-name="Default"/>
          <table:table-cell table:style-name="Default" table:formula="of:=MIN([.AB4:.AB22])" office:value-type="float" office:value="0.002355" calcext:value-type="float">
            <text:p>0.002355</text:p>
          </table:table-cell>
          <table:table-cell table:style-name="Default"/>
          <table:table-cell table:style-name="Default" table:formula="of:=MIN([.AD4:.AD22])" office:value-type="float" office:value="0.001892" calcext:value-type="float">
            <text:p>0.001892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0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calcext:conditional-formats>
          <calcext:conditional-format calcext:target-range-address="Sheet1.C4:Sheet1.AE22 Sheet1.B4:Sheet1.B7 Sheet1.B9:Sheet1.B22">
            <calcext:condition calcext:apply-style-name="Result" calcext:value="=[$Sheet1.AH4]" calcext:base-cell-address="Sheet1.B4"/>
          </calcext:conditional-format>
          <calcext:conditional-format calcext:target-range-address="Sheet1.B4:Sheet1.AF22">
            <calcext:condition calcext:apply-style-name="Result" calcext:value="=[$Sheet1.$AH4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1T17:24:55.974097872</dc:date>
    <meta:editing-duration>PT35M17S</meta:editing-duration>
    <meta:editing-cycles>5</meta:editing-cycles>
    <meta:document-statistic meta:table-count="1" meta:cell-count="752" meta:object-count="0"/>
  </office:meta>
</office:document-meta>
</file>